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ch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</meta:initial-creator>
    <meta:creation-date>2015-10-15T15:27:48.310798339</meta:creation-date>
    <dc:date>2015-10-15T15:28:00.711146043</dc:date>
    <dc:creator>Miklos </dc:creator>
    <meta:editing-duration>PT12S</meta:editing-duration>
    <meta:editing-cycles>1</meta:editing-cycles>
    <meta:document-statistic meta:object-count="25"/>
    <meta:generator>LibreOfficeDev/5.1.0.0.alpha1$Linux_X86_64 LibreOffice_project/5a6295308f5f9b1137eff5e33d1ffac416721ddf</meta:generator>
  </office:meta>
</office:document-meta>
</file>